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Pictures/100000010000047600000310F206875D14991B57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svg:stroke-linecap="square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23cm" svg:height="0.53cm" svg:x="7.25cm" svg:y="9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.56cm" svg:height="0.53cm" svg:x="9.3cm" svg:y="9.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9.833cm" svg:height="6.75cm" svg:x="5cm" svg:y="2.5cm">
          <draw:image xlink:href="Pictures/100000010000047600000310F206875D14991B57.png" xlink:type="simple" xlink:show="embed" xlink:actuate="onLoad" draw:mime-type="image/png">
            <text:p/>
          </draw:image>
        </draw:frame>
        <draw:custom-shape draw:style-name="gr3" draw:text-style-name="P3" draw:layer="layout" svg:width="1.75cm" svg:height="0.5cm" svg:x="13.25cm" svg:y="9.2cm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26T18:28:12.074605628</meta:creation-date>
    <dc:date>2022-04-27T08:36:13.841231005</dc:date>
    <meta:editing-duration>PT8M22S</meta:editing-duration>
    <meta:editing-cycles>3</meta:editing-cycles>
    <meta:generator>LibreOffice/7.2.2.2$MacOSX_X86_64 LibreOffice_project/02b2acce88a210515b4a5bb2e46cbfb63fe97d56</meta:generator>
    <meta:document-statistic meta:object-count="4"/>
  </office:meta>
</office:document-meta>
</file>

<file path=Object 1/content.xml><?xml version="1.0" encoding="utf-8"?>
<math xmlns="http://www.w3.org/1998/Math/MathML" display="block">
  <semantics>
    <msub>
      <mi>T</mi>
      <mi mathvariant="italic">max</mi>
    </msub>
    <annotation encoding="StarMath 5.0">T_{ max }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+</mo>
        <mi mathvariant="italic">half</mi>
      </mrow>
      <mi mathvariant="italic">life</mi>
    </mrow>
    <annotation encoding="StarMath 5.0">T_{ max }+half life</annotation>
  </semantics>
</math>
</file>